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euille 1">
        <table:table-column/>
        <table:table-column/>
        <table:table-column/>
        <table:table-row>
          <table:table-cell office:value-type="string">
            <text:p>laptops</text:p>
          </table:table-cell>
          <table:table-cell office:value-type="string">
            <text:p>Lenovo IdeaTab</text:p>
          </table:table-cell>
          <table:table-cell office:value-type="string">
            <text:p>69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deaTab A3500L</text:p>
          </table:table-cell>
          <table:table-cell office:value-type="string">
            <text:p>88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Acer Iconia</text:p>
          </table:table-cell>
          <table:table-cell office:value-type="string">
            <text:p>96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Tab 3</text:p>
          </table:table-cell>
          <table:table-cell office:value-type="string">
            <text:p>97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conia B1-730HD</text:p>
          </table:table-cell>
          <table:table-cell office:value-type="string">
            <text:p>99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Memo Pad HD 7</text:p>
          </table:table-cell>
          <table:table-cell office:value-type="string">
            <text:p>101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Asus MeMO Pad</text:p>
          </table:table-cell>
          <table:table-cell office:value-type="string">
            <text:p>102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Amazon Kindle</text:p>
          </table:table-cell>
          <table:table-cell office:value-type="string">
            <text:p>103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Tab 3</text:p>
          </table:table-cell>
          <table:table-cell office:value-type="string">
            <text:p>107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deaTab A8-50</text:p>
          </table:table-cell>
          <table:table-cell office:value-type="string">
            <text:p>121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MeMO Pad 7</text:p>
          </table:table-cell>
          <table:table-cell office:value-type="string">
            <text:p>130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deaTab A3500-H</text:p>
          </table:table-cell>
          <table:table-cell office:value-type="string">
            <text:p>148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deaTab S5000</text:p>
          </table:table-cell>
          <table:table-cell office:value-type="string">
            <text:p>172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Tab 4</text:p>
          </table:table-cell>
          <table:table-cell office:value-type="string">
            <text:p>233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Tab</text:p>
          </table:table-cell>
          <table:table-cell office:value-type="string">
            <text:p>251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MeMo PAD FHD 10</text:p>
          </table:table-cell>
          <table:table-cell office:value-type="string">
            <text:p>320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Note</text:p>
          </table:table-cell>
          <table:table-cell office:value-type="string">
            <text:p>399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Note</text:p>
          </table:table-cell>
          <table:table-cell office:value-type="string">
            <text:p>489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Pad Mini Retina</text:p>
          </table:table-cell>
          <table:table-cell office:value-type="string">
            <text:p>537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Note 10.1</text:p>
          </table:table-cell>
          <table:table-cell office:value-type="string">
            <text:p>587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Apple iPad Air</text:p>
          </table:table-cell>
          <table:table-cell office:value-type="string">
            <text:p>603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Lenovo IdeaTab</text:p>
          </table:table-cell>
          <table:table-cell office:value-type="string">
            <text:p>69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deaTab A3500L</text:p>
          </table:table-cell>
          <table:table-cell office:value-type="string">
            <text:p>88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Acer Iconia</text:p>
          </table:table-cell>
          <table:table-cell office:value-type="string">
            <text:p>96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Tab 3</text:p>
          </table:table-cell>
          <table:table-cell office:value-type="string">
            <text:p>97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conia B1-730HD</text:p>
          </table:table-cell>
          <table:table-cell office:value-type="string">
            <text:p>99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Memo Pad HD 7</text:p>
          </table:table-cell>
          <table:table-cell office:value-type="string">
            <text:p>101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Asus MeMO Pad</text:p>
          </table:table-cell>
          <table:table-cell office:value-type="string">
            <text:p>102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Amazon Kindle</text:p>
          </table:table-cell>
          <table:table-cell office:value-type="string">
            <text:p>103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Tab 3</text:p>
          </table:table-cell>
          <table:table-cell office:value-type="string">
            <text:p>107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deaTab A8-50</text:p>
          </table:table-cell>
          <table:table-cell office:value-type="string">
            <text:p>121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MeMO Pad 7</text:p>
          </table:table-cell>
          <table:table-cell office:value-type="string">
            <text:p>130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deaTab A3500-H</text:p>
          </table:table-cell>
          <table:table-cell office:value-type="string">
            <text:p>148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deaTab S5000</text:p>
          </table:table-cell>
          <table:table-cell office:value-type="string">
            <text:p>172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Tab 4</text:p>
          </table:table-cell>
          <table:table-cell office:value-type="string">
            <text:p>233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Tab</text:p>
          </table:table-cell>
          <table:table-cell office:value-type="string">
            <text:p>251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MeMo PAD FHD 10</text:p>
          </table:table-cell>
          <table:table-cell office:value-type="string">
            <text:p>320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Note</text:p>
          </table:table-cell>
          <table:table-cell office:value-type="string">
            <text:p>399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Note</text:p>
          </table:table-cell>
          <table:table-cell office:value-type="string">
            <text:p>489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iPad Mini Retina</text:p>
          </table:table-cell>
          <table:table-cell office:value-type="string">
            <text:p>537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Galaxy Note 10.1</text:p>
          </table:table-cell>
          <table:table-cell office:value-type="string">
            <text:p>587.99</text:p>
          </table:table-cell>
        </table:table-row>
        <table:table-row>
          <table:table-cell office:value-type="string">
            <text:p>laptops</text:p>
          </table:table-cell>
          <table:table-cell office:value-type="string">
            <text:p>Apple iPad Air</text:p>
          </table:table-cell>
          <table:table-cell office:value-type="string">
            <text:p>603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Nokia 123</text:p>
          </table:table-cell>
          <table:table-cell office:value-type="string">
            <text:p>24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LG Optimus</text:p>
          </table:table-cell>
          <table:table-cell office:value-type="string">
            <text:p>57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Samsung Galaxy</text:p>
          </table:table-cell>
          <table:table-cell office:value-type="string">
            <text:p>93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Nokia X</text:p>
          </table:table-cell>
          <table:table-cell office:value-type="string">
            <text:p>109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Sony Xperia</text:p>
          </table:table-cell>
          <table:table-cell office:value-type="string">
            <text:p>118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Ubuntu Edge</text:p>
          </table:table-cell>
          <table:table-cell office:value-type="string">
            <text:p>499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Iphone</text:p>
          </table:table-cell>
          <table:table-cell office:value-type="string">
            <text:p>899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Iphone</text:p>
          </table:table-cell>
          <table:table-cell office:value-type="string">
            <text:p>899.99</text:p>
          </table:table-cell>
        </table:table-row>
        <table:table-row>
          <table:table-cell office:value-type="string">
            <text:p>touch</text:p>
          </table:table-cell>
          <table:table-cell office:value-type="string">
            <text:p>Iphone</text:p>
          </table:table-cell>
          <table:table-cell office:value-type="string">
            <text:p>899.99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1-17T16:15:53.193760</meta:creation-date>
    <dc:date>2020-01-17T16:15:53.198803</dc:date>
    <meta:generator>http://pypi.python.org/pypi/ezodf/0.1.0$Python3.7.6 (default, Jan  8 2020, 19:59:22) 
[GCC 7.3.0]</meta:generator>
    <meta:document-statistic/>
    <meta:editing-cycles>1</meta:editing-cycles>
  </office:meta>
</office:document-meta>
</file>